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quareRoots-CubeRoots" table:style-name="ta1" table:print="false">
        <table:table-column table:style-name="co1" table:default-cell-style-name="Default"/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table:style-name="ce1"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</table:table-row>
      </table:table>
      <table:table table:name="DecimalFractions" table:style-name="ta1" table:print="false">
        <table:table-column table:style-name="co1" table:default-cell-style-name="Default"/>
        <table:table-row table:style-name="ro1" table:number-rows-repeated="193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a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/04/2020</text:date>, <text:time>19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6:39:37</meta:creation-date>
    <dc:date>2020-04-07T19:45:25</dc:date>
    <dc:creator>Akshat Zala</dc:creator>
    <meta:editing-duration>PT4H15M27S</meta:editing-duration>
    <meta:editing-cycles>29</meta:editing-cycles>
    <meta:generator>OpenOffice/4.1.6$Unix OpenOffice.org_project/416m1$Build-9790</meta:generator>
    <meta:document-statistic meta:table-count="3" meta:cell-count="87" meta:object-count="0"/>
  </office:meta>
</office:document-meta>
</file>